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7.1.6 Type TSEC: time in seconds<text:tab/>23</text:p>
          <text:p text:style-name="P7"><text:soft-page-break/><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2T15:11:04.65</meta:creation-date>
    <dc:date>2011-09-19T10:21:42.70</dc:date>
    <meta:editing-duration>PT31H15M50S</meta:editing-duration>
    <meta:editing-cycles>195</meta:editing-cycles>
    <meta:generator>OpenOffice.org/3.1$Win32 OpenOffice.org_project/310m19$Build-9420</meta:generator>
    <meta:printed-by>Toni </meta:printed-by>
    <meta:print-date>2011-08-11T13:22:13.29</meta:print-date>
    <dc:creator>Toni </dc:creator>
    <meta:document-statistic meta:table-count="0" meta:image-count="0" meta:object-count="0" meta:page-count="29" meta:paragraph-count="614" meta:word-count="4444" meta:character-count="29144"/>
  </office:meta>
</office:document-meta>
</file>